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00000015E674F9A0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2" svg:font-family="Tahoma"/>
    <style:font-face style:name="sans-serif" svg:font-family="sans-serif"/>
    <style:font-face style:name="Arial3" svg:font-family="Arial"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pitch="variable"/>
    <style:font-face style:name="MS Mincho" svg:font-family="'MS Mincho'"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Italic"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0.9438in" style:rel-column-width="9242*"/>
    </style:style>
    <style:style style:name="Table2.B" style:family="table-column">
      <style:table-column-properties style:column-width="1.3486in" style:rel-column-width="13207*"/>
    </style:style>
    <style:style style:name="Table2.C" style:family="table-column">
      <style:table-column-properties style:column-width="0.8007in" style:rel-column-width="7841*"/>
    </style:style>
    <style:style style:name="Table2.D" style:family="table-column">
      <style:table-column-properties style:column-width="1.3049in" style:rel-column-width="12779*"/>
    </style:style>
    <style:style style:name="Table2.E" style:family="table-column">
      <style:table-column-properties style:column-width="0.9972in" style:rel-column-width="9766*"/>
    </style:style>
    <style:style style:name="Table2.F" style:family="table-column">
      <style:table-column-properties style:column-width="1.2972in" style:rel-column-width="12700*"/>
    </style:style>
    <style:style style:name="Table2.A1" style:family="table-cell">
      <style:table-cell-properties fo:padding="0.0382in" fo:border-left="0.0139in solid #000000" fo:border-right="none" fo:border-top="0.0139in solid #000000" fo:border-bottom="0.0007in solid #000000"/>
    </style:style>
    <style:style style:name="Table2.B1" style:family="table-cell">
      <style:table-cell-properties fo:padding="0.0382in" fo:border-left="0.0007in solid #000000" fo:border-right="0.0139in solid #000000" fo:border-top="0.0139in solid #000000" fo:border-bottom="0.0007in solid #000000"/>
    </style:style>
    <style:style style:name="Table2.A2" style:family="table-cell">
      <style:table-cell-properties fo:padding="0.0382in" fo:border-left="0.0139in solid #000000" fo:border-right="none" fo:border-top="none" fo:border-bottom="0.0007in solid #000000"/>
    </style:style>
    <style:style style:name="Table2.B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none" fo:border-top="none" fo:border-bottom="0.0139in solid #000000"/>
    </style:style>
    <style:style style:name="Table2.B3" style:family="table-cell">
      <style:table-cell-properties fo:padding="0.0382in" fo:border-left="0.0007in solid #000000" fo:border-right="none" fo:border-top="none" fo:border-bottom="0.0139in solid #000000"/>
    </style:style>
    <style:style style:name="Table2.F3" style:family="table-cell">
      <style:table-cell-properties fo:padding="0.0382in" fo:border-left="0.0007in solid #000000" fo:border-right="0.0139in solid #000000" fo:border-top="none" fo:border-bottom="0.0139in solid #000000"/>
    </style:style>
    <style:style style:name="Table3" style:family="table">
      <style:table-properties style:width="6.6924in" table:align="margins"/>
    </style:style>
    <style:style style:name="Table3.A" style:family="table-column">
      <style:table-column-properties style:column-width="2.1007in" style:rel-column-width="20573*"/>
    </style:style>
    <style:style style:name="Table3.B" style:family="table-column">
      <style:table-column-properties style:column-width="4.5917in" style:rel-column-width="44962*"/>
    </style:style>
    <style:style style:name="Table3.A1" style:family="table-cell">
      <style:table-cell-properties fo:padding="0.0382in" fo:border-left="0.0139in solid #000000" fo:border-right="none" fo:border-top="0.0139in solid #000000" fo:border-bottom="0.0007in solid #000000"/>
    </style:style>
    <style:style style:name="Table3.B1" style:family="table-cell">
      <style:table-cell-properties fo:padding="0.0382in" fo:border-left="0.0007in solid #000000" fo:border-right="0.0139in solid #000000" fo:border-top="0.0139in solid #000000" fo:border-bottom="0.0007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007in solid #000000" fo:border-right="0.0139in solid #000000" fo:border-top="none" fo:border-bottom="0.0139in solid #000000"/>
    </style:style>
    <style:style style:name="Table34" style:family="table">
      <style:table-properties style:width="6.6924in" table:align="margins"/>
    </style:style>
    <style:style style:name="Table34.A" style:family="table-column">
      <style:table-column-properties style:column-width="0.7007in" style:rel-column-width="6861*"/>
    </style:style>
    <style:style style:name="Table34.B" style:family="table-column">
      <style:table-column-properties style:column-width="0.9in" style:rel-column-width="8813*"/>
    </style:style>
    <style:style style:name="Table34.D" style:family="table-column">
      <style:table-column-properties style:column-width="1.7007in" style:rel-column-width="16654*"/>
    </style:style>
    <style:style style:name="Table34.E" style:family="table-column">
      <style:table-column-properties style:column-width="2.491in" style:rel-column-width="24394*"/>
    </style:style>
    <style:style style:name="Table34.A1" style:family="table-cell">
      <style:table-cell-properties fo:padding="0.0382in" fo:border-left="0.0139in solid #000000" fo:border-right="0.0139in solid #000000" fo:border-top="0.0139in solid #000000" fo:border-bottom="0.0007in solid #000000"/>
    </style:style>
    <style:style style:name="Table34.A2" style:family="table-cell">
      <style:table-cell-properties fo:padding="0.0382in" fo:border-left="0.0139in solid #000000" fo:border-right="none" fo:border-top="none" fo:border-bottom="0.0007in solid #000000"/>
    </style:style>
    <style:style style:name="Table34.B2" style:family="table-cell">
      <style:table-cell-properties fo:padding="0.0382in" fo:border-left="0.0007in solid #000000" fo:border-right="none" fo:border-top="none" fo:border-bottom="0.0007in solid #000000"/>
    </style:style>
    <style:style style:name="Table34.E2" style:family="table-cell">
      <style:table-cell-properties fo:padding="0.0382in" fo:border-left="0.0007in solid #000000" fo:border-right="0.0139in solid #000000" fo:border-top="none" fo:border-bottom="0.0007in solid #000000"/>
    </style:style>
    <style:style style:name="Table34.A7" style:family="table-cell">
      <style:table-cell-properties fo:padding="0.0382in" fo:border-left="0.0139in solid #000000" fo:border-right="none" fo:border-top="none" fo:border-bottom="0.0139in solid #000000"/>
    </style:style>
    <style:style style:name="Table34.B7" style:family="table-cell">
      <style:table-cell-properties fo:padding="0.0382in" fo:border-left="0.0007in solid #000000" fo:border-right="none" fo:border-top="none" fo:border-bottom="0.0139in solid #000000"/>
    </style:style>
    <style:style style:name="Table34.E7" style:family="table-cell">
      <style:table-cell-properties fo:padding="0.0382in" fo:border-left="0.0007in solid #000000" fo:border-right="0.0139in solid #000000" fo:border-top="none" fo:border-bottom="0.0139in solid #000000"/>
    </style:style>
    <style:style style:name="Table4" style:family="table">
      <style:table-properties style:width="6.6924in" table:align="margins"/>
    </style:style>
    <style:style style:name="Table4.A" style:family="table-column">
      <style:table-column-properties style:column-width="1.3993in" style:rel-column-width="13704*"/>
    </style:style>
    <style:style style:name="Table4.B" style:family="table-column">
      <style:table-column-properties style:column-width="5.2931in" style:rel-column-width="5183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3597in" style:rel-column-width="13315*"/>
    </style:style>
    <style:style style:name="Table5.B" style:family="table-column">
      <style:table-column-properties style:column-width="1.9076in" style:rel-column-width="18680*"/>
    </style:style>
    <style:style style:name="Table5.C" style:family="table-column">
      <style:table-column-properties style:column-width="3.425in" style:rel-column-width="33540*"/>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end" style:justify-single-word="false"/>
      <style:text-properties style:font-name="Bitstream Vera Sans3"/>
    </style:style>
    <style:style style:name="P2" style:family="paragraph" style:parent-style-name="Standard">
      <style:text-properties style:font-name="Bitstream Vera Sans3" fo:font-size="11pt" style:font-size-asian="11pt" style:font-size-complex="11pt"/>
    </style:style>
    <style:style style:name="P3" style:family="paragraph" style:parent-style-name="Text_20_body">
      <style:text-properties style:font-name="Bitstream Vera Sans3" fo:font-size="11pt" style:font-size-asian="11pt" style:font-size-complex="11pt"/>
    </style:style>
    <style:style style:name="P4" style:family="paragraph" style:parent-style-name="Text_20_body">
      <style:paragraph-properties fo:text-align="center" style:justify-single-word="false"/>
    </style:style>
    <style:style style:name="P5" style:family="paragraph" style:parent-style-name="Text_20_body">
      <style:text-properties fo:color="#800000" fo:font-weight="bold" fo:background-color="#ffff00" style:font-weight-asian="bold" style:font-weight-complex="bold"/>
    </style:style>
    <style:style style:name="P6" style:family="paragraph" style:parent-style-name="Table_20_Contents">
      <style:paragraph-properties fo:text-align="justify" style:justify-single-word="false"/>
      <style:text-properties style:font-name="Courier New" fo:font-size="11pt" style:font-size-asian="11pt" style:font-size-complex="11pt"/>
    </style:style>
    <style:style style:name="P7" style:family="paragraph" style:parent-style-name="Table_20_Contents">
      <style:paragraph-properties fo:text-align="justify" style:justify-single-word="false"/>
      <style:text-properties style:font-name="Courier New" fo:font-size="11pt" fo:language="en" fo:country="US" style:font-size-asian="11pt" style:font-size-complex="11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color="#800000" fo:font-weight="bold" fo:background-color="#ffff00" style:font-weight-asian="bold" style:font-weight-complex="bold"/>
    </style:style>
    <style:style style:name="P11" style:family="paragraph" style:parent-style-name="Table_20_Contents">
      <style:text-properties fo:language="es" fo:country="ES"/>
    </style:style>
    <style:style style:name="P12" style:family="paragraph" style:parent-style-name="Heading_20_1">
      <style:text-properties fo:language="en" fo:country="U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text-properties style:font-name="Bitstream Vera Sans3" fo:font-size="11pt" style:font-size-asian="11pt" style:font-size-complex="11pt"/>
    </style:style>
    <style:style style:name="P15" style:family="paragraph" style:parent-style-name="Text_20_body" style:list-style-name="L1">
      <style:text-properties style:font-name="Bitstream Vera Sans3" fo:font-size="11pt" style:font-size-asian="11pt" style:font-size-complex="11pt"/>
    </style:style>
    <style:style style:name="P16" style:family="paragraph" style:parent-style-name="Text_20_body" style:list-style-name="L1">
      <style:text-properties style:font-name="Bitstream Vera Sans3" fo:font-size="11pt" style:font-size-asian="11pt" style:font-size-complex="11pt"/>
    </style:style>
    <style:style style:name="P17" style:family="paragraph" style:parent-style-name="Text_20_body" style:list-style-name="L1">
      <style:text-properties style:font-name="Bitstream Vera Sans3" fo:font-size="11pt" style:font-size-asian="11pt" style:font-size-complex="11pt"/>
    </style:style>
    <style:style style:name="P18" style:family="paragraph" style:parent-style-name="Text_20_body" style:list-style-name="L1">
      <style:text-properties style:font-name="Bitstream Vera Sans3" fo:font-size="11pt" style:font-size-asian="11pt" style:font-size-complex="11pt"/>
    </style:style>
    <style:style style:name="P19" style:family="paragraph" style:parent-style-name="Text_20_body" style:list-style-name="L1">
      <style:text-properties style:font-name="Bitstream Vera Sans3" fo:font-size="11pt" style:font-size-asian="11pt" style:font-size-complex="11pt"/>
    </style:style>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Contents_20_1">
      <style:paragraph-properties>
        <style:tab-stops>
          <style:tab-stop style:position="6.6925in" style:type="right" style:leader-style="dotted" style:leader-text="."/>
        </style:tab-stops>
      </style:paragraph-properties>
    </style:style>
    <style:style style:name="P2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text:enable-numbering="false" fo:text-indent="0in"/>
    </style:style>
    <style:style style:name="P29" style:family="paragraph">
      <style:paragraph-properties fo:margin-left="0in" fo:margin-right="0in" fo:margin-top="0in" fo:margin-bottom="0in" fo:line-height="100%" fo:text-align="center" text:enable-numbering="false" fo:text-indent="0in"/>
      <style:text-properties fo:color="#000080" style:text-outline="false" style:text-line-through-style="none" style:font-name="Arial2" fo:font-size="12pt" fo:font-style="normal" fo:text-shadow="none" style:text-underline-style="none" fo:font-weight="normal" style:letter-kerning="true" style:font-name-asian="Andale Sans UI" style:font-size-asian="12pt" style:font-style-asian="normal" style:font-weight-asian="normal" style:font-name-complex="Lucidasans" style:font-size-complex="12pt" style:font-style-complex="normal" style:font-weight-complex="normal" style:text-emphasize="none" style:font-relief="none"/>
    </style:style>
    <style:style style:name="P30" style:family="paragraph">
      <style:paragraph-properties fo:margin-left="0in" fo:margin-right="0in" fo:margin-top="0in" fo:margin-bottom="0in" fo:line-height="100%" fo:text-align="center" text:enable-numbering="false" fo:text-indent="0in"/>
      <style:text-properties fo:color="#ff0000" style:text-outline="false" style:text-line-through-style="none" style:font-name="Arial2" fo:font-size="12pt" fo:font-style="normal" fo:text-shadow="none" style:text-underline-style="none" fo:font-weight="normal" style:letter-kerning="true" style:font-name-asian="Andale Sans UI" style:font-size-asian="12pt" style:font-style-asian="normal" style:font-weight-asian="normal" style:font-name-complex="Lucidasans"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2pt" fo:font-style="normal" fo:text-shadow="none" style:text-underline-style="none" fo:font-weight="normal" style:letter-kerning="true" style:font-name-asian="Andale Sans UI" style:font-size-asian="12pt" style:font-style-asian="normal" style:font-weight-asian="normal" style:font-name-complex="Lucidasans" style:font-size-complex="12pt" style:font-style-complex="normal" style:font-weight-complex="normal" style:text-emphasize="none" style:font-relief="none"/>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0pt" fo:font-style="normal" fo:text-shadow="none" style:text-underline-style="none" fo:font-weight="normal" style:letter-kerning="true" style:font-name-asian="Andale Sans UI" style:font-size-asian="10pt" style:font-style-asian="normal" style:font-weight-asian="normal" style:font-name-complex="Lucidasans" style:font-size-complex="10pt" style:font-style-complex="normal" style:font-weight-complex="normal" style:text-emphasize="none" style:font-relief="none"/>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34" style:family="paragraph">
      <style:paragraph-properties fo:margin-left="0in" fo:margin-right="0in" fo:margin-top="0in" fo:margin-bottom="0in" fo:line-height="100%" text:enable-numbering="false" fo:text-indent="0in"/>
    </style:style>
    <style:style style:name="T1" style:family="text">
      <style:text-properties style:use-window-font-color="true" fo:font-size="8pt" fo:language="en" fo:country="US" fo:font-weight="bold" style:font-name-asian="Bitstream Vera Sans4" style:font-size-asian="8pt" style:language-asian="en" style:country-asian="US" style:font-weight-asian="bold" style:font-name-complex="Times New Roman" style:font-size-complex="8pt" style:language-complex="ar" style:country-complex="SA" style:font-weight-complex="bold"/>
    </style:style>
    <style:style style:name="T2" style:family="text">
      <style:text-properties fo:font-size="8pt" fo:language="en" fo:country="US" fo:font-weight="bold" style:font-name-asian="Bitstream Vera Sans4" style:font-size-asian="8pt" style:language-asian="en" style:country-asian="US" style:font-weight-asian="bold" style:font-name-complex="Times New Roman" style:font-size-complex="8pt" style:language-complex="ar" style:country-complex="SA" style:font-weight-complex="bold"/>
    </style:style>
    <style:style style:name="T3" style:family="text">
      <style:text-properties fo:language="en" fo:country="US"/>
    </style:style>
    <style:style style:name="T4" style:family="text">
      <style:text-properties fo:language="es" fo:country="VE"/>
    </style:style>
    <style:style style:name="T5" style:family="text">
      <style:text-properties style:font-name="Courier New" fo:font-size="11pt" style:font-size-asian="11pt" style:font-size-complex="11pt"/>
    </style:style>
    <style:style style:name="T6" style:family="text">
      <style:text-properties style:font-name="Courier New" fo:font-size="11pt" fo:language="en" fo:country="US" style:font-size-asian="11pt" style:font-size-complex="11pt"/>
    </style:style>
    <style:style style:name="T7" style:family="text">
      <style:text-properties style:font-name="Bitstream Vera Sans3"/>
    </style:style>
    <style:style style:name="T8" style:family="text">
      <style:text-properties style:font-name="Bitstream Vera Sans3" fo:font-size="11pt" fo:language="en" fo:country="US" style:font-size-asian="11pt" style:font-size-complex="11pt"/>
    </style:style>
    <style:style style:name="T9" style:family="text">
      <style:text-properties fo:color="#800000" fo:font-weight="bold" fo:background-color="#ffff00" style:font-weight-asian="bold" style:font-weight-complex="bold"/>
    </style:style>
    <style:style style:name="T10" style:family="text">
      <style:text-properties style:font-name="Courier New"/>
    </style:style>
    <style:style style:name="T11" style:family="text">
      <style:text-properties fo:color="#000080" style:text-outline="false" style:text-line-through-style="none" style:font-name="Arial2" fo:font-size="14pt" fo:language="en" fo:country="US" fo:font-style="normal" fo:text-shadow="none" style:text-underline-style="none" fo:font-weight="normal" style:letter-kerning="true" style:font-name-asian="Andale Sans UI" style:font-size-asian="14pt" style:font-style-asian="normal" style:font-weight-asian="normal" style:font-name-complex="Lucidasans" style:font-size-complex="14pt" style:font-style-complex="normal" style:font-weight-complex="normal" style:text-emphasize="none" style:font-relief="none"/>
    </style:style>
    <style:style style:name="T12" style:family="text">
      <style:text-properties fo:color="#000080" style:text-outline="false" style:text-line-through-style="none" style:font-name="Arial2" fo:font-size="10pt" fo:font-style="normal" fo:text-shadow="none" style:text-underline-style="none" fo:font-weight="bold" style:letter-kerning="true" style:font-name-asian="Andale Sans UI" style:font-size-asian="10pt" style:font-style-asian="normal" style:font-weight-asian="bold" style:font-name-complex="Lucidasans" style:font-size-complex="10pt" style:font-style-complex="normal" style:font-weight-complex="bold" style:text-emphasize="none" style:font-relief="none"/>
    </style:style>
    <style:style style:name="T13" style:family="text">
      <style:text-properties fo:color="#ff0000" style:text-outline="false" style:text-line-through-style="none" style:font-name="Arial2" fo:font-size="14pt" fo:font-style="normal" fo:text-shadow="none" style:text-underline-style="none" fo:font-weight="normal" style:letter-kerning="true" style:font-name-asian="Andale Sans UI" style:font-size-asian="14pt" style:font-style-asian="normal" style:font-weight-asian="normal" style:font-name-complex="Lucidasans" style:font-size-complex="14pt" style:font-style-complex="normal" style:font-weight-complex="normal" style:text-emphasize="none" style:font-relief="none"/>
    </style:style>
    <style:style style:name="T14" style:family="text">
      <style:text-properties fo:color="#ff0000" style:text-outline="false" style:text-line-through-style="none" style:font-name="Arial2" fo:font-size="10pt" fo:font-style="normal" fo:text-shadow="none" style:text-underline-style="none" fo:font-weight="bold" style:letter-kerning="true" style:font-name-asian="Andale Sans UI" style:font-size-asian="10pt" style:font-style-asian="normal" style:font-weight-asian="bold" style:font-name-complex="Lucidasans" style:font-size-complex="10pt" style:font-style-complex="normal" style:font-weight-complex="bold" style:text-emphasize="none" style:font-relief="none"/>
    </style:style>
    <style:style style:name="T15" style:family="text">
      <style:text-properties fo:color="#ff0000" style:text-outline="false" style:text-line-through-style="none" style:font-name="Arial2" fo:font-size="14pt" fo:language="en" fo:country="US" fo:font-style="normal" fo:text-shadow="none" style:text-underline-style="none" fo:font-weight="normal" style:letter-kerning="true" style:font-name-asian="Andale Sans UI" style:font-size-asian="14pt" style:font-style-asian="normal" style:font-weight-asian="normal" style:font-name-complex="Lucidasans" style:font-size-complex="14pt" style:font-style-complex="normal" style:font-weight-complex="normal" style:text-emphasize="none" style:font-relief="none"/>
    </style:style>
    <style:style style:name="T16" style:family="text">
      <style:text-properties style:use-window-font-color="true" style:text-outline="false" style:text-line-through-style="none" style:font-name="Arial2" fo:font-size="14pt" fo:language="en" fo:country="US" fo:font-style="normal" fo:text-shadow="none" style:text-underline-style="none" fo:font-weight="normal" style:letter-kerning="true" style:font-name-asian="Andale Sans UI" style:font-size-asian="14pt" style:font-style-asian="normal" style:font-weight-asian="normal" style:font-name-complex="Lucidasans" style:font-size-complex="14pt" style:font-style-complex="normal" style:font-weight-complex="normal" style:text-emphasize="none" style:font-relief="none"/>
    </style:style>
    <style:style style:name="T17" style:family="text">
      <style:text-properties style:use-window-font-color="true" style:text-outline="false" style:text-line-through-style="none" style:font-name="Arial2" fo:font-size="10pt" fo:font-style="normal" fo:text-shadow="none" style:text-underline-style="none" fo:font-weight="bold" style:letter-kerning="true" style:font-name-asian="Andale Sans UI" style:font-size-asian="10pt" style:font-style-asian="normal" style:font-weight-asian="bold" style:font-name-complex="Lucidasans" style:font-size-complex="10pt" style:font-style-complex="normal" style:font-weight-complex="bold" style:text-emphasize="none" style:font-relief="none"/>
    </style:style>
    <style:style style:name="T18" style:family="text">
      <style:text-properties style:use-window-font-color="true" style:text-outline="false" style:text-line-through-style="none" style:font-name="Arial2" fo:font-size="10pt" fo:language="en" fo:country="US" fo:font-style="normal" fo:text-shadow="none" style:text-underline-style="none" fo:font-weight="normal" style:letter-kerning="true" style:font-name-asian="Andale Sans UI" style:font-size-asian="10pt" style:font-style-asian="normal" style:font-weight-asian="normal" style:font-name-complex="Lucidasans" style:font-size-complex="10pt" style:font-style-complex="normal" style:font-weight-complex="normal" style:text-emphasize="none" style:font-relief="none"/>
    </style:style>
    <style:style style:name="T19" style:family="text">
      <style:text-properties style:use-window-font-color="true" style:text-outline="false" style:text-line-through-style="none" style:font-name="sans-serif" fo:font-size="8.30000019073486pt" fo:font-style="normal" fo:text-shadow="none" style:text-underline-style="none" fo:font-weight="bold"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sans-serif" fo:font-size="8.30000019073486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fr1" style:family="graphic" style:parent-style-name="Graphics">
      <style:graphic-properties style:wrap="none" style:vertical-pos="from-top"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016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196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4in" fo:min-width="0.1965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0984in" fo:min-width="0.2043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style:style>
    <style:style style:name="gr9" style:family="graphic">
      <style:graphic-properties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ffff80" draw:opacity="100%"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12"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902in" fo:min-width="0.9689in" fo:padding-top="0in" fo:padding-bottom="0in" fo:padding-left="0in" fo:padding-right="0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solid" draw:fill-color="#ffffff" draw:opacity="100%"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16"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1047in" fo:min-width="0.9429in" fo:padding-top="0in" fo:padding-bottom="0in" fo:padding-left="0in" fo:padding-right="0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ffffff" draw:opacity="100%"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20"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1102in" fo:min-width="0.878in" fo:padding-top="0in" fo:padding-bottom="0in" fo:padding-left="0in" fo:padding-right="0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solid" draw:fill-color="#ffff80" draw:opacity="100%"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24"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1102in" fo:min-width="1.002in" fo:padding-top="0in" fo:padding-bottom="0in" fo:padding-left="0in" fo:padding-right="0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solid" draw:fill-color="#ffffff" draw:opacity="100%"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28"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1102in" fo:min-width="0.8992in" fo:padding-top="0in" fo:padding-bottom="0in" fo:padding-left="0in" fo:padding-right="0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solid" draw:fill-color="#ffffff" draw:opacity="100%"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32"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902in" fo:min-width="0.9925in" fo:padding-top="0in" fo:padding-bottom="0in" fo:padding-left="0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solid" draw:fill-color="#ffff80" draw:opacity="100%"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36"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1102in" fo:min-width="1.1339in" fo:padding-top="0in" fo:padding-bottom="0in" fo:padding-left="0in" fo:padding-right="0in"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solid" draw:fill-color="#ffff80" draw:opacity="100%"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40"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898in" fo:min-width="0.3752in" fo:padding-top="0in" fo:padding-bottom="0in" fo:padding-left="0in" fo:padding-right="0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solid" draw:fill-color="#ffffff" draw:opacity="100%"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44"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1134in" fo:min-width="0.9516in" fo:padding-top="0in" fo:padding-bottom="0in" fo:padding-left="0in" fo:padding-right="0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846in" fo:min-width="0.0437in" fo:padding-top="0in" fo:padding-bottom="0in" fo:padding-left="0in" fo:padding-right="0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846in" fo:min-width="0.0437in" fo:padding-top="0in" fo:padding-bottom="0in" fo:padding-left="0in" fo:padding-right="0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626in" fo:min-width="0.0492in" fo:padding-top="0in" fo:padding-bottom="0in" fo:padding-left="0in" fo:padding-right="0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626in" fo:min-width="0.0492in" fo:padding-top="0in" fo:padding-bottom="0in" fo:padding-left="0in" fo:padding-right="0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626in" fo:min-width="0.0492in" fo:padding-top="0in" fo:padding-bottom="0in" fo:padding-left="0in" fo:padding-right="0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99ccff" draw:auto-grow-width="true" fo:min-height="0.0846in" fo:min-width="0.0437in" fo:padding-top="0in" fo:padding-bottom="0in" fo:padding-left="0in" fo:padding-right="0in" draw:shadow="hidden" draw:shadow-offset-x="0.1181in" draw:shadow-offset-y="0.1181in" draw:shadow-color="#808080" style:run-through="foreground"/>
    </style:style>
    <style:style style:name="gr52"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53"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54"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55"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56"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57"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58"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59"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60"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61"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style:style style:name="gr62"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solid" draw:fill-color="#99ccff" fo:padding-top="0.0543in" fo:padding-bottom="0.0543in" fo:padding-left="0.1035in" fo:padding-right="0.1035in" draw:shadow="hidden" draw:shadow-offset-x="0.1181in" draw:shadow-offset-y="0.1181in" draw:shadow-color="#808080" style:run-through="foreground"/>
    </style:style>
    <style:style style:name="gr63" style:family="graphic">
      <style:graphic-properties draw:stroke="solid" svg:stroke-width="0.0102in" svg:stroke-color="#000000" draw:marker-start="" draw:marker-start-width="0.1181in" draw:marker-start-center="false" draw:marker-end="" draw:marker-end-width="0.1181in" draw:marker-end-center="false" svg:stroke-opacity="100%" draw:stroke-linejoin="round" draw:fill="none" draw:fill-color="#99ccff" fo:padding-top="0.0543in" fo:padding-bottom="0.0543in" fo:padding-left="0.1035in" fo:padding-right="0.1035in" draw:shadow="hidden" draw:shadow-offset-x="0.1181in" draw:shadow-offset-y="0.1181in" draw:shadow-color="#808080" style:run-through="foreground"/>
    </style:style>
  </office:automatic-styles>
  <office:body>
    <office:text text:use-soft-page-breaks="true">
      <office:forms form:automatic-focus="false" form:apply-design-mode="false"/>
      <text:variable-decls>
        <text:variable-decl office:value-type="string" text:name="RIFNI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Proyecto:</text:p>
            </table:table-cell>
            <table:table-cell table:style-name="Table2.B1" table:number-columns-spanned="5" office:value-type="string">
              <text:p text:style-name="Table_20_Contents"><text:text-input text:description="Proyecto">Cleda Scheduler</text:text-input></text:p>
            </table:table-cell>
            <table:covered-table-cell/>
            <table:covered-table-cell/>
            <table:covered-table-cell/>
            <table:covered-table-cell/>
          </table:table-row>
        </table:table-header-rows>
        <table:table-row>
          <table:table-cell table:style-name="Table2.A2" office:value-type="string">
            <text:p text:style-name="Table_20_Heading">Cliente:</text:p>
          </table:table-cell>
          <table:table-cell table:style-name="Table2.B2" table:number-columns-spanned="5" office:value-type="string">
            <text:p text:style-name="Table_20_Contents"><text:text-input text:description="Cliente">Interno</text:text-input></text:p>
          </table:table-cell>
          <table:covered-table-cell/>
          <table:covered-table-cell/>
          <table:covered-table-cell/>
          <table:covered-table-cell/>
        </table:table-row>
        <table:table-row>
          <table:table-cell table:style-name="Table2.A3" office:value-type="string">
            <text:p text:style-name="Table_20_Heading">Fecha:</text:p>
          </table:table-cell>
          <table:table-cell table:style-name="Table2.B3" office:value-type="string">
            <text:p text:style-name="Table_20_Contents"><text:text-input text:description="Fecha">20/09/2007</text:text-input></text:p>
          </table:table-cell>
          <table:table-cell table:style-name="Table2.B3" office:value-type="string">
            <text:p text:style-name="Table_20_Heading">Versión:</text:p>
          </table:table-cell>
          <table:table-cell table:style-name="Table2.B3" office:value-type="string">
            <text:p text:style-name="Table_20_Contents"><text:text-input text:description="Versión">0.9.0</text:text-input></text:p>
          </table:table-cell>
          <table:table-cell table:style-name="Table2.B3" office:value-type="string">
            <text:p text:style-name="Table_20_Heading">Nº Control:</text:p>
          </table:table-cell>
          <table:table-cell table:style-name="Table2.F3" office:value-type="string">
            <text:p text:style-name="Table_20_Contents"><text:text-input text:description="Nº Control">N/A</text:text-input></text:p>
          </table:table-cell>
        </table:table-row>
      </table:table>
      <text:p text:style-name="Standard"/>
      <table:table table:name="Table3" table:style-name="Table3">
        <table:table-column table:style-name="Table3.A"/>
        <table:table-column table:style-name="Table3.B"/>
        <table:table-row>
          <table:table-cell table:style-name="Table3.A1" office:value-type="string">
            <text:p text:style-name="Table_20_Heading">Coordinador del proyecto por parte del cliente:</text:p>
          </table:table-cell>
          <table:table-cell table:style-name="Table3.B1" office:value-type="string">
            <text:p text:style-name="Table_20_Contents"><text:text-input text:description="coordinador cliente">N/A</text:text-input></text:p>
          </table:table-cell>
        </table:table-row>
        <table:table-row>
          <table:table-cell table:style-name="Table3.A2" office:value-type="string">
            <text:p text:style-name="Table_20_Heading">Coordinador del proyecto por parte de Minotauro:</text:p>
          </table:table-cell>
          <table:table-cell table:style-name="Table3.B2" office:value-type="string">
            <text:p text:style-name="Table_20_Contents"><text:text-input text:description="coordinador minotauro">Demián Gutierrez</text:text-input></text:p>
          </table:table-cell>
        </table:table-row>
      </table:table>
      <text:p text:style-name="Standard"/>
      <table:table table:name="Table34" table:style-name="Table34">
        <table:table-column table:style-name="Table34.A"/>
        <table:table-column table:style-name="Table34.B" table:number-columns-repeated="2"/>
        <table:table-column table:style-name="Table34.D"/>
        <table:table-column table:style-name="Table34.E"/>
        <table:table-header-rows>
          <table:table-row>
            <table:table-cell table:style-name="Table34.A1" table:number-columns-spanned="5" office:value-type="string">
              <text:p text:style-name="Table_20_Heading">Control de Edición</text:p>
            </table:table-cell>
            <table:covered-table-cell/>
            <table:covered-table-cell/>
            <table:covered-table-cell/>
            <table:covered-table-cell/>
          </table:table-row>
        </table:table-header-rows>
        <table:table-row>
          <table:table-cell table:style-name="Table34.A2" office:value-type="string">
            <text:p text:style-name="Table_20_Heading">Versión</text:p>
          </table:table-cell>
          <table:table-cell table:style-name="Table34.B2" office:value-type="string">
            <text:p text:style-name="Table_20_Heading">Fecha</text:p>
          </table:table-cell>
          <table:table-cell table:style-name="Table34.B2" office:value-type="string">
            <text:p text:style-name="Table_20_Heading">Estado</text:p>
          </table:table-cell>
          <table:table-cell table:style-name="Table34.B2" office:value-type="string">
            <text:p text:style-name="Table_20_Heading">Creado / Editado</text:p>
          </table:table-cell>
          <table:table-cell table:style-name="Table34.E2" office:value-type="string">
            <text:p text:style-name="Table_20_Heading">Comentarios</text:p>
          </table:table-cell>
        </table:table-row>
        <table:table-row>
          <table:table-cell table:style-name="Table34.A2" office:value-type="string">
            <text:p text:style-name="Table_20_Contents">0.1</text:p>
          </table:table-cell>
          <table:table-cell table:style-name="Table34.B2" office:value-type="string">
            <text:p text:style-name="Table_20_Contents">21/09/2007</text:p>
          </table:table-cell>
          <table:table-cell table:style-name="Table34.B2" office:value-type="string">
            <text:p text:style-name="Table_20_Contents">Inicial</text:p>
          </table:table-cell>
          <table:table-cell table:style-name="Table34.B2" office:value-type="string">
            <text:p text:style-name="Table_20_Contents">Demián Gutierrez</text:p>
          </table:table-cell>
          <table:table-cell table:style-name="Table34.E2" office:value-type="string">
            <text:p text:style-name="Table_20_Contents">Versión inicial de la Introducción, Características y Características de una Tarea.</text:p>
          </table:table-cell>
        </table:table-row>
        <table:table-row>
          <table:table-cell table:style-name="Table34.A2" office:value-type="string">
            <text:p text:style-name="Table_20_Contents">0.1</text:p>
          </table:table-cell>
          <table:table-cell table:style-name="Table34.B2" office:value-type="string">
            <text:p text:style-name="Table_20_Contents">25/09/2007</text:p>
          </table:table-cell>
          <table:table-cell table:style-name="Table34.B2" office:value-type="string">
            <text:p text:style-name="Table_20_Contents">Borrador</text:p>
          </table:table-cell>
          <table:table-cell table:style-name="Table34.B2" office:value-type="string">
            <text:p text:style-name="Table_20_Contents">Demián Gutierrez</text:p>
          </table:table-cell>
          <table:table-cell table:style-name="Table34.E2" office:value-type="string">
            <text:p text:style-name="Table_20_Contents">Correcciones menores, Dependencias. No hay mucho mas que escribir hasta tener la implementación más avanzada.</text:p>
          </table:table-cell>
        </table:table-row>
        <table:table-row>
          <table:table-cell table:style-name="Table34.A2" office:value-type="string">
            <text:p text:style-name="Table_20_Contents">0.2</text:p>
          </table:table-cell>
          <table:table-cell table:style-name="Table34.B2" office:value-type="string">
            <text:p text:style-name="Table_20_Contents">23/03/2008</text:p>
          </table:table-cell>
          <table:table-cell table:style-name="Table34.B2" office:value-type="string">
            <text:p text:style-name="Table_20_Contents">Borrador</text:p>
          </table:table-cell>
          <table:table-cell table:style-name="Table34.B2" office:value-type="string">
            <text:p text:style-name="Table_20_Contents">Demián Gutierrez</text:p>
          </table:table-cell>
          <table:table-cell table:style-name="Table34.E2" office:value-type="string">
            <text:p text:style-name="P11">Definición de los <text:span text:style-name="T3">tests. </text:span>Revisión de los campos de la base de datos. Se añadieron los diagramas de estado de una tarea (tanto en BD como en memoria).</text:p>
          </table:table-cell>
        </table:table-row>
        <table:table-row>
          <table:table-cell table:style-name="Table34.A2" office:value-type="string">
            <text:p text:style-name="Table_20_Contents">0.2</text:p>
          </table:table-cell>
          <table:table-cell table:style-name="Table34.B2" office:value-type="string">
            <text:p text:style-name="Table_20_Contents">26/03/2008</text:p>
          </table:table-cell>
          <table:table-cell table:style-name="Table34.B2" office:value-type="string">
            <text:p text:style-name="Table_20_Contents">Borrador</text:p>
          </table:table-cell>
          <table:table-cell table:style-name="Table34.B2" office:value-type="string">
            <text:p text:style-name="Table_20_Contents">Demián Gutierrez</text:p>
          </table:table-cell>
          <table:table-cell table:style-name="Table34.E2" office:value-type="string">
            <text:p text:style-name="Table_20_Contents">Se añadió el modelo de clases.</text:p>
          </table:table-cell>
        </table:table-row>
        <table:table-row>
          <table:table-cell table:style-name="Table34.A7" office:value-type="string">
            <text:p text:style-name="Table_20_Contents"/>
          </table:table-cell>
          <table:table-cell table:style-name="Table34.B7" office:value-type="string">
            <text:p text:style-name="Table_20_Contents"/>
          </table:table-cell>
          <table:table-cell table:style-name="Table34.B7" office:value-type="string">
            <text:p text:style-name="Table_20_Contents"/>
          </table:table-cell>
          <table:table-cell table:style-name="Table34.B7" office:value-type="string">
            <text:p text:style-name="Table_20_Contents"/>
          </table:table-cell>
          <table:table-cell table:style-name="Table34.E7" office:value-type="string">
            <text:p text:style-name="Table_20_Contents"/>
          </table:table-cell>
        </table:table-row>
      </table:table>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text:p>
          </text:index-title>
          <text:p text:style-name="P26">1.- Introducción<text:tab/>2</text:p>
          <text:p text:style-name="P26">2.- Características<text:tab/>2</text:p>
          <text:p text:style-name="P26">3.- Implementación<text:tab/>2</text:p>
          <text:p text:style-name="P13">3.1.- Característica de una Tarea<text:tab/>2</text:p>
          <text:p text:style-name="P13">3.2.- Modelo de Clases<text:tab/>3</text:p>
          <text:p text:style-name="P13">3.3.- Estados de una tarea en BD<text:tab/>4</text:p>
          <text:p text:style-name="P13">3.4.- Estados de una tarea en memoria<text:tab/>5</text:p>
          <text:p text:style-name="P26">4.- Dependencias<text:tab/>6</text:p>
          <text:p text:style-name="P26">5.- API<text:tab/>6</text:p>
          <text:p text:style-name="P26">6.- Ejemplos de Uso<text:tab/>7</text:p>
          <text:p text:style-name="P26">7.- Tests<text:tab/>7</text:p>
        </text:index-body>
      </text:table-of-content>
      <text:p text:style-name="P2"/>
      <text:h text:style-name="Heading_20_1" text:outline-level="1"><text:soft-page-break/>Introducción</text:h>
      <text:p text:style-name="Text_20_body">CledaScheduler es una librería para ejecutar tareas de forma asíncrona y planificada. Básicamente, un cliente almacena una tarea y especifica una fecha de ejecución (o un delta de tiempo), de forma que el <text:span text:style-name="T3">Scheduler, </text:span>llegado el tiempo especificado invoca a una serie de <text:span text:style-name="T3">listeners </text:span><text:span text:style-name="T4">previamente asociados </text:span>para que se ejecute la tarea. El <text:span text:style-name="T3">Scheduler </text:span>se encarga de resolver los problemas relacionados al manejo de la cola de prioridades de las tareas, optimizaciones, almacenamiento de las tareas en BD, control de estado de las tareas, intentos sucesivos en caso de fallas, aborto de tareas por peticiones del cliente o por fallas, entre otros. El presente documento pretende servir de manual de especificación y guía de desarrollo para el proyecto CledaScheduler.</text:p>
      <text:h text:style-name="Heading_20_1" text:outline-level="1">Características</text:h>
      <text:p text:style-name="P3">CledaScheduler manejará las siguientes características:</text:p>
      <text:list text:style-name="L1">
        <text:list-item>
          <text:p text:style-name="P14">API simple de usar para agregar y eliminar tareas.</text:p>
        </text:list-item>
        <text:list-item>
          <text:p text:style-name="P14">Tareas almacenadas en base de datos, de manera que sea posible parar el Scheduler y reiniciarlo sin perder las tareas ya registradas.</text:p>
        </text:list-item>
        <text:list-item>
          <text:p text:style-name="P14">Capacidad de ejecutar las tareas atrasadas cuando el Scheduler es reiniciado.</text:p>
        </text:list-item>
        <text:list-item>
          <text:p text:style-name="P14">Capacidad de saber si una tarea ha sido ejecutada con éxito o no.</text:p>
        </text:list-item>
        <text:list-item>
          <text:p text:style-name="P14">Capacidad de reintentar tareas que no han sido ejecutadas con éxito después de un plazo por defecto o de un plazo especificado por el cliente.</text:p>
        </text:list-item>
        <text:list-item>
          <text:p text:style-name="P14">Histórico de tareas ejecutadas (hasta cierto tamaño / fecha máxima).</text:p>
        </text:list-item>
      </text:list>
      <text:h text:style-name="Heading_20_1" text:outline-level="1">Implementación</text:h>
      <text:h text:style-name="Heading_20_2" text:outline-level="2">Característica de una Tarea</text:h>
      <text:p text:style-name="Text_20_body">Existen dos tablas/objetos que representan una tarea. Ambas tablas/objetos son idénticas, sólo que tienen nombres distintos (<text:span text:style-name="T5">MCurrTask</text:span> y <text:span text:style-name="T5">MHistTask</text:span>). La primera contiene las tareas en espera de ser ejecutadas, mientras que la segunda contiene las tareas ya ejecutadas o en estado de falla. El histórico no es utilizado por el <text:span text:style-name="T3">Scheduler</text:span>, salvo para almacenar las tareas que ya no estarán en la cola de ejecución. Esta tabla/objeto es de carácter informativo y permite tener una bitácora (hasta cierto tiempo límite en el pasado) con las tareas ejecutadas y en falla, de modo que un administrador pueda examinar con más detalle las tareas en falla y tener estadísticas de las tareas ejecutadas. En la siguiente tabla se muestran los distintos <text:soft-page-break/>campos de cada una de las tablas/objetos de tareas: <text:span text:style-name="T9">(Revisar el texto anterior, ya no existen dos tablas, sólo una)</text:span></text:p>
      <table:table table:name="Table4" table:style-name="Table4">
        <table:table-column table:style-name="Table4.A"/>
        <table:table-column table:style-name="Table4.B"/>
        <table:table-row>
          <table:table-cell table:style-name="Table4.A1" office:value-type="string">
            <text:p text:style-name="Table_20_Heading">Nombre</text:p>
          </table:table-cell>
          <table:table-cell table:style-name="Table4.B1" office:value-type="string">
            <text:p text:style-name="Table_20_Heading">Descripción</text:p>
          </table:table-cell>
        </table:table-row>
        <table:table-row>
          <table:table-cell table:style-name="Table4.A2" office:value-type="string">
            <text:p text:style-name="P6">SuspDate</text:p>
          </table:table-cell>
          <table:table-cell table:style-name="Table4.B2" office:value-type="string">
            <text:p text:style-name="P10">???</text:p>
          </table:table-cell>
        </table:table-row>
        <table:table-row>
          <table:table-cell table:style-name="Table4.A2" office:value-type="string">
            <text:p text:style-name="P6">ProgDate</text:p>
          </table:table-cell>
          <table:table-cell table:style-name="Table4.B2" office:value-type="string">
            <text:p text:style-name="Table_20_Contents">Fecha inicial programada de ejecución.</text:p>
          </table:table-cell>
        </table:table-row>
        <table:table-row>
          <table:table-cell table:style-name="Table4.A2" office:value-type="string">
            <text:p text:style-name="P6">NextDate</text:p>
          </table:table-cell>
          <table:table-cell table:style-name="Table4.B2" office:value-type="string">
            <text:p text:style-name="Table_20_Contents">Fecha siguiente programada de ejecución. Si la tarea se va a ejecutar por primera vez, entonces <text:span text:style-name="T5">ProgDate = NextDate</text:span>, si la tarea ha sido ejecutada y ha terminado en falla, entonces <text:span text:style-name="T5">ProgDate &lt; NextDate</text:span><text:span text:style-name="T7">.</text:span></text:p>
          </table:table-cell>
        </table:table-row>
        <table:table-row>
          <table:table-cell table:style-name="Table4.A2" office:value-type="string">
            <text:p text:style-name="P6">LastDate</text:p>
          </table:table-cell>
          <table:table-cell table:style-name="Table4.B2" office:value-type="string">
            <text:p text:style-name="Table_20_Contents">Fecha de ejecución exitosa de la tarea, o de falla definitiva según sea el caso.</text:p>
          </table:table-cell>
        </table:table-row>
        <table:table-row>
          <table:table-cell table:style-name="Table4.A2" office:value-type="string">
            <text:p text:style-name="P7">Status</text:p>
          </table:table-cell>
          <table:table-cell table:style-name="Table4.B2" office:value-type="string">
            <text:p text:style-name="Table_20_Contents">Estado de la tarea. <text:span text:style-name="T9">Ver diagrama de estados más adelante. ???</text:span></text:p>
          </table:table-cell>
        </table:table-row>
        <table:table-row>
          <table:table-cell table:style-name="Table4.A2" office:value-type="string">
            <text:p text:style-name="P6">RetryTimes</text:p>
          </table:table-cell>
          <table:table-cell table:style-name="Table4.B2" office:value-type="string">
            <text:p text:style-name="Table_20_Contents">El número de veces que se intenta ejecutar una tarea en caso de falla (0 para ninguna).</text:p>
          </table:table-cell>
        </table:table-row>
        <table:table-row>
          <table:table-cell table:style-name="Table4.A2" office:value-type="string">
            <text:p text:style-name="P6">RetryMilis</text:p>
          </table:table-cell>
          <table:table-cell table:style-name="Table4.B2" office:value-type="string">
            <text:p text:style-name="Table_20_Contents">El tiempo en el que se intenta ejecutar una tarea nuevamente en caso de falla.</text:p>
          </table:table-cell>
        </table:table-row>
        <table:table-row>
          <table:table-cell table:style-name="Table4.A2" office:value-type="string">
            <text:p text:style-name="P7">RetryTries</text:p>
          </table:table-cell>
          <table:table-cell table:style-name="Table4.B2" office:value-type="string">
            <text:p text:style-name="Table_20_Contents">El número de veces que se ha intentado ejecutar una tarea en falla. El Scheduler no hace más intentos de ejecución cuando <text:span text:style-name="T5">RetryTimes = </text:span><text:span text:style-name="T6">Retry</text:span><text:span text:style-name="T6">Tries</text:span><text:span text:style-name="T8">.</text:span></text:p>
          </table:table-cell>
        </table:table-row>
        <table:table-row>
          <table:table-cell table:style-name="Table4.A2" office:value-type="string">
            <text:p text:style-name="P6">SchedId</text:p>
          </table:table-cell>
          <table:table-cell table:style-name="Table4.B2" office:value-type="string">
            <text:p text:style-name="Table_20_Contents">El id del Scheduler al que le corresponde esta tarea. Este campo permite tener varios Schedulers corriendo al mismo tiempo y utilizando la misma BD. Es importante que dos Schedulers no corran nunca de forma simultanea con el mismo id, porque esto podría llevar a comportamientos totalmente impredecibles.</text:p>
          </table:table-cell>
        </table:table-row>
        <table:table-row>
          <table:table-cell table:style-name="Table4.A2" office:value-type="string">
            <text:p text:style-name="P6">ProxyId</text:p>
          </table:table-cell>
          <table:table-cell table:style-name="Table4.B2" office:value-type="string">
            <text:p text:style-name="Table_20_Contents">El id del Proxy o fuente de eventos que notificará a los listeners cuando la tarea sea ejecutada.</text:p>
          </table:table-cell>
        </table:table-row>
        <table:table-row>
          <table:table-cell table:style-name="Table4.A2" office:value-type="string">
            <text:p text:style-name="P7">ErrorMsg</text:p>
          </table:table-cell>
          <table:table-cell table:style-name="Table4.B2" office:value-type="string">
            <text:p text:style-name="Table_20_Contents">Si aplica, razón por la que falló la tarea. Este mensaje es asignado por el listener cuando se intenta ejecutar una tarea.</text:p>
          </table:table-cell>
        </table:table-row>
      </table:table>
      <text:p text:style-name="Text_20_body"/>
      <text:h text:style-name="Heading_20_2" text:outline-level="2">Modelo de Clases</text:h>
      <text:p text:style-name="P25">A continuación se muestra el modelo de clase del Scheduler. Es importante destacar que la única clase persistente es <text:span text:style-name="T10">MTask</text:span>. Las clases con fondo amarillo son aquellas con las que principalmente tiene interacción el cliente.</text:p>
      <text:p text:style-name="P4"><text:soft-page-break/><draw:g text:anchor-type="as-char" draw:z-index="9" draw:style-name="gr8"><draw:g draw:style-name="gr9"><draw:rect draw:style-name="gr10" draw:text-style-name="P33" svg:width="1.2504in" svg:height="0.6252in" svg:x="0in" svg:y="1.5626in"><text:p/></draw:rect></draw:g><draw:g draw:style-name="gr9"><draw:rect draw:style-name="gr11" draw:text-style-name="P33" svg:width="1.2504in" svg:height="0.6252in" svg:x="0in" svg:y="1.5626in"><text:p/></draw:rect><draw:line draw:style-name="gr12" draw:text-style-name="P33" svg:x1="0in" svg:y1="1.7083in" svg:x2="1.25in" svg:y2="1.7083in"><text:p/></draw:line></draw:g><draw:g draw:style-name="gr9"><draw:frame draw:style-name="gr13" draw:text-style-name="P33" svg:width="0.9689in" svg:height="0.126in" svg:x="0.1516in" svg:y="1.589in"><draw:text-box><text:p text:style-name="P34"><text:span text:style-name="T19">SchedulerFacade</text:span></text:p></draw:text-box></draw:frame></draw:g><draw:g draw:style-name="gr9"><draw:rect draw:style-name="gr14" draw:text-style-name="P33" svg:width="1.2504in" svg:height="0.6252in" svg:x="2.0835in" svg:y="1.5626in"><text:p/></draw:rect></draw:g><draw:g draw:style-name="gr9"><draw:rect draw:style-name="gr15" draw:text-style-name="P33" svg:width="1.2504in" svg:height="0.6252in" svg:x="2.0835in" svg:y="1.5626in"><text:p/></draw:rect><draw:line draw:style-name="gr16" draw:text-style-name="P33" svg:x1="2.0835in" svg:y1="1.7083in" svg:x2="3.3335in" svg:y2="1.7083in"><text:p/></draw:line></draw:g><draw:g draw:style-name="gr9"><draw:frame draw:style-name="gr17" draw:text-style-name="P33" svg:width="0.9433in" svg:height="0.126in" svg:x="2.2453in" svg:y="1.589in"><draw:text-box><text:p text:style-name="P34"><text:span text:style-name="T19">SchedulerQueue</text:span></text:p></draw:text-box></draw:frame></draw:g><draw:g draw:style-name="gr9"><draw:rect draw:style-name="gr18" draw:text-style-name="P33" svg:width="1.2504in" svg:height="0.6248in" svg:x="2.0835in" svg:y="3.1252in"><text:p/></draw:rect></draw:g><draw:g draw:style-name="gr9"><draw:rect draw:style-name="gr19" draw:text-style-name="P33" svg:width="1.2504in" svg:height="0.6248in" svg:x="2.0835in" svg:y="3.1252in"><text:p/></draw:rect><draw:line draw:style-name="gr20" draw:text-style-name="P33" svg:x1="2.0835in" svg:y1="3.2709in" svg:x2="3.3335in" svg:y2="3.2709in"><text:p/></draw:line></draw:g><draw:g draw:style-name="gr9"><draw:frame draw:style-name="gr21" draw:text-style-name="P33" svg:width="0.878in" svg:height="0.126in" svg:x="2.2764in" svg:y="3.1516in"><draw:text-box><text:p text:style-name="P34"><text:span text:style-name="T19">SchedulerCycle</text:span></text:p></draw:text-box></draw:frame></draw:g><draw:g draw:style-name="gr9"><draw:rect draw:style-name="gr22" draw:text-style-name="P33" svg:width="1.2504in" svg:height="0.6252in" svg:x="0in" svg:y="0in"><text:p/></draw:rect></draw:g><draw:g draw:style-name="gr9"><draw:rect draw:style-name="gr23" draw:text-style-name="P33" svg:width="1.2504in" svg:height="0.6252in" svg:x="0in" svg:y="0in"><text:p/></draw:rect><draw:line draw:style-name="gr24" draw:text-style-name="P33" svg:x1="0in" svg:y1="0.1457in" svg:x2="1.25in" svg:y2="0.1457in"><text:p/></draw:line></draw:g><draw:g draw:style-name="gr9"><draw:frame draw:style-name="gr25" draw:text-style-name="P33" svg:width="1.0024in" svg:height="0.126in" svg:x="0.1409in" svg:y="0.0264in"><draw:text-box><text:p text:style-name="P34"><text:span text:style-name="T19">SchedulerFactory</text:span></text:p></draw:text-box></draw:frame></draw:g><draw:g draw:style-name="gr9"><draw:rect draw:style-name="gr26" draw:text-style-name="P33" svg:width="1.2504in" svg:height="0.6252in" svg:x="4.1665in" svg:y="0.4165in"><text:p/></draw:rect></draw:g><draw:g draw:style-name="gr9"><draw:rect draw:style-name="gr27" draw:text-style-name="P33" svg:width="1.2504in" svg:height="0.6252in" svg:x="4.1665in" svg:y="0.4165in"><text:p/></draw:rect><draw:line draw:style-name="gr28" draw:text-style-name="P33" svg:x1="4.1665in" svg:y1="0.563in" svg:x2="5.4165in" svg:y2="0.563in"><text:p/></draw:line></draw:g><draw:g draw:style-name="gr9"><draw:frame draw:style-name="gr29" draw:text-style-name="P33" svg:width="0.8996in" svg:height="0.126in" svg:x="4.3492in" svg:y="0.4429in"><draw:text-box><text:p text:style-name="P34"><text:span text:style-name="T19">SchedulerProxy</text:span></text:p></draw:text-box></draw:frame></draw:g><draw:g draw:style-name="gr9"><draw:rect draw:style-name="gr30" draw:text-style-name="P33" svg:width="1.2504in" svg:height="0.6252in" svg:x="4.1665in" svg:y="2.7083in"><text:p/></draw:rect></draw:g><draw:g draw:style-name="gr9"><draw:rect draw:style-name="gr31" draw:text-style-name="P33" svg:width="1.2504in" svg:height="0.6252in" svg:x="4.1665in" svg:y="2.7083in"><text:p/></draw:rect><draw:line draw:style-name="gr32" draw:text-style-name="P33" svg:x1="4.1665in" svg:y1="2.8543in" svg:x2="5.4165in" svg:y2="2.8543in"><text:p/></draw:line></draw:g><draw:g draw:style-name="gr9"><draw:frame draw:style-name="gr33" draw:text-style-name="P33" svg:width="0.9925in" svg:height="0.126in" svg:x="4.3075in" svg:y="2.7346in"><draw:text-box><text:p text:style-name="P34"><text:span text:style-name="T19">SchedulerRunner</text:span></text:p></draw:text-box></draw:frame></draw:g><draw:g draw:style-name="gr9"><draw:rect draw:style-name="gr34" draw:text-style-name="P33" svg:width="1.2504in" svg:height="0.6248in" svg:x="0in" svg:y="3.1252in"><text:p/></draw:rect></draw:g><draw:g draw:style-name="gr9"><draw:rect draw:style-name="gr35" draw:text-style-name="P33" svg:width="1.2504in" svg:height="0.6248in" svg:x="0in" svg:y="3.1252in"><text:p/></draw:rect><draw:line draw:style-name="gr36" draw:text-style-name="P33" svg:x1="0in" svg:y1="3.2709in" svg:x2="1.25in" svg:y2="3.2709in"><text:p/></draw:line></draw:g><draw:g draw:style-name="gr9"><draw:frame draw:style-name="gr37" draw:text-style-name="P33" svg:width="1.1343in" svg:height="0.126in" svg:x="0.0575in" svg:y="3.1516in"><draw:text-box><text:p text:style-name="P34"><text:span text:style-name="T19">SchedulerException</text:span></text:p></draw:text-box></draw:frame></draw:g><draw:g draw:style-name="gr9"><draw:rect draw:style-name="gr38" draw:text-style-name="P33" svg:width="1.2504in" svg:height="0.6252in" svg:x="4.1665in" svg:y="4.1665in"><text:p/></draw:rect></draw:g><draw:g draw:style-name="gr9"><draw:rect draw:style-name="gr39" draw:text-style-name="P33" svg:width="1.2504in" svg:height="0.6252in" svg:x="4.1665in" svg:y="4.1665in"><text:p/></draw:rect><draw:line draw:style-name="gr40" draw:text-style-name="P33" svg:x1="4.1665in" svg:y1="4.313in" svg:x2="5.4165in" svg:y2="4.313in"><text:p/></draw:line></draw:g><draw:g draw:style-name="gr9"><draw:frame draw:style-name="gr41" draw:text-style-name="P33" svg:width="0.3752in" svg:height="0.126in" svg:x="4.6043in" svg:y="4.1929in"><draw:text-box><text:p text:style-name="P34"><text:span text:style-name="T19">MTask</text:span></text:p></draw:text-box></draw:frame></draw:g><draw:g draw:style-name="gr9"><draw:rect draw:style-name="gr42" draw:text-style-name="P33" svg:width="1.2504in" svg:height="0.6252in" svg:x="2.0835in" svg:y="0in"><text:p/></draw:rect></draw:g><draw:g draw:style-name="gr9"><draw:rect draw:style-name="gr43" draw:text-style-name="P33" svg:width="1.2504in" svg:height="0.6252in" svg:x="2.0835in" svg:y="0in"><text:p/></draw:rect><draw:line draw:style-name="gr44" draw:text-style-name="P33" svg:x1="2.0835in" svg:y1="0.1457in" svg:x2="3.3335in" svg:y2="0.1457in"><text:p/></draw:line></draw:g><draw:g draw:style-name="gr9"><draw:frame draw:style-name="gr45" draw:text-style-name="P33" svg:width="0.9516in" svg:height="0.126in" svg:x="2.2346in" svg:y="0.0252in"><draw:text-box><text:p text:style-name="P34"><text:span text:style-name="T19">SchedulerConfig</text:span></text:p></draw:text-box></draw:frame></draw:g><draw:g draw:style-name="gr9"><draw:frame draw:style-name="gr46" draw:text-style-name="P33" svg:width="0.0642in" svg:height="0.126in" svg:x="1.9453in" svg:y="1.6228in"><draw:text-box><text:p text:style-name="P34"><text:span text:style-name="T20">1</text:span></text:p></draw:text-box></draw:frame></draw:g><draw:g draw:style-name="gr9"><draw:frame draw:style-name="gr47" draw:text-style-name="P33" svg:width="0.0642in" svg:height="0.126in" svg:x="1.8409in" svg:y="3.1862in"><draw:text-box><text:p text:style-name="P34"><text:span text:style-name="T20">1</text:span></text:p></draw:text-box></draw:frame></draw:g><draw:g draw:style-name="gr9"><draw:frame draw:style-name="gr48" draw:text-style-name="P33" svg:width="0.0642in" svg:height="0.126in" svg:x="0.4835in" svg:y="1.4374in"><draw:text-box><text:p text:style-name="P34"><text:span text:style-name="T20">n</text:span></text:p></draw:text-box></draw:frame></draw:g><draw:g draw:style-name="gr9"><draw:frame draw:style-name="gr49" draw:text-style-name="P33" svg:width="0.0642in" svg:height="0.126in" svg:x="4.2335in" svg:y="1.1252in"><draw:text-box><text:p text:style-name="P34"><text:span text:style-name="T20">n</text:span></text:p></draw:text-box></draw:frame></draw:g><draw:g draw:style-name="gr9"><draw:frame draw:style-name="gr50" draw:text-style-name="P33" svg:width="0.0642in" svg:height="0.126in" svg:x="4.2335in" svg:y="2.5839in"><draw:text-box><text:p text:style-name="P34"><text:span text:style-name="T20">n</text:span></text:p></draw:text-box></draw:frame></draw:g><draw:g draw:style-name="gr9"><draw:frame draw:style-name="gr51" draw:text-style-name="P33" svg:width="0.0642in" svg:height="0.126in" svg:x="4.6535in" svg:y="4.0193in"><draw:text-box><text:p text:style-name="P34"><text:span text:style-name="T20">1</text:span></text:p></draw:text-box></draw:frame></draw:g><draw:g draw:style-name="gr9"><draw:line draw:style-name="gr52" draw:text-style-name="P33" svg:x1="1.5in" svg:y1="1.8752in" svg:x2="2.0728in" svg:y2="1.8752in"><text:p/></draw:line><draw:polygon draw:style-name="gr53" draw:text-style-name="P33" svg:width="0.25in" svg:height="0.1248in" svg:x="1.25in" svg:y="1.813in" svg:viewBox="0 0 636 318" draw:points="0,159 317,318 636,159 317,0"><text:p/></draw:polygon></draw:g><draw:g draw:style-name="gr9"><draw:line draw:style-name="gr54" draw:text-style-name="P33" svg:x1="1.4165in" svg:y1="2.3752in" svg:x2="2.0835in" svg:y2="3.1252in"><text:p/></draw:line><draw:polygon draw:style-name="gr55" draw:text-style-name="P33" svg:width="0.1665in" svg:height="0.1874in" svg:x="1.25in" svg:y="2.1874in" svg:viewBox="0 0 424 477" draw:points="0,0 53,317 424,477 317,132"><text:p/></draw:polygon></draw:g><draw:g draw:style-name="gr9"><draw:line draw:style-name="gr56" draw:text-style-name="P33" svg:x1="0.6248in" svg:y1="0.8752in" svg:x2="0.6248in" svg:y2="1.5524in"><text:p/></draw:line><draw:polygon draw:style-name="gr57" draw:text-style-name="P33" svg:width="0.1248in" svg:height="0.25in" svg:x="0.5626in" svg:y="0.6252in" svg:viewBox="0 0 318 636" draw:points="159,0 0,317 159,636 318,317"><text:p/></draw:polygon></draw:g><draw:g draw:style-name="gr9"><draw:line draw:style-name="gr58" draw:text-style-name="P33" svg:x1="3.5417in" svg:y1="2.313in" svg:x2="4.1665in" svg:y2="2.7087in"><text:p/></draw:line><draw:polygon draw:style-name="gr59" draw:text-style-name="P33" svg:width="0.2083in" svg:height="0.1248in" svg:x="3.3335in" svg:y="2.1874in" svg:viewBox="0 0 530 318" draw:points="0,0 159,291 530,318 317,0"><text:p/></draw:polygon></draw:g><draw:g draw:style-name="gr9"><draw:line draw:style-name="gr60" draw:text-style-name="P33" svg:x1="3.5417in" svg:y1="1.4378in" svg:x2="4.1665in" svg:y2="1.0421in"><text:p/></draw:line><draw:polygon draw:style-name="gr61" draw:text-style-name="P33" svg:width="0.2083in" svg:height="0.1248in" svg:x="3.3335in" svg:y="1.4374in" svg:viewBox="0 0 530 318" draw:points="0,318 317,291 530,0 159,0"><text:p/></draw:polygon></draw:g><draw:g draw:style-name="gr9"><draw:line draw:style-name="gr62" draw:text-style-name="P33" svg:x1="4.7917in" svg:y1="3.5839in" svg:x2="4.7917in" svg:y2="4.1567in"><text:p/></draw:line><draw:polygon draw:style-name="gr63" draw:text-style-name="P33" svg:width="0.1248in" svg:height="0.25in" svg:x="4.7291in" svg:y="3.3339in" svg:viewBox="0 0 318 636" draw:points="159,0 0,317 159,636 318,317"><text:p/></draw:polygon></draw:g></draw:g></text:p>
      <text:h text:style-name="Heading_20_2" text:outline-level="2">Estados de una tarea en BD</text:h>
      <text:p text:style-name="Text_20_body">El campo <text:span text:style-name="T6">status</text:span> de una tarea en la base de datos puede tener los estados que se muestran en el siguiente diagrama de estados:</text:p>
      <text:p text:style-name="Text_20_body"/>
      <text:p text:style-name="P4"><text:soft-page-break/><draw:g text:anchor-type="as-char" draw:z-index="7" draw:style-name="gr1"><draw:connector draw:style-name="gr2" draw:text-style-name="P27" draw:type="curve" svg:x1="2.8543in" svg:y1="0.5902in" svg:x2="2.8543in" svg:y2="1.9685in" draw:start-shape="id1" draw:start-glue-point="2" draw:end-shape="id2"><text:p/></draw:connector><draw:connector draw:style-name="gr2" draw:text-style-name="P27" draw:type="curve" svg:x1="2.1654in" svg:y1="0.2953in" svg:x2="0.689in" svg:y2="0.9843in" draw:start-shape="id1" draw:start-glue-point="3" draw:end-shape="id3" draw:end-glue-point="0"><text:p/></draw:connector><draw:connector draw:style-name="gr2" draw:text-style-name="P27" draw:type="curve" svg:x1="3.5429in" svg:y1="0.1972in" svg:x2="4.724in" svg:y2="0.689in" draw:start-shape="id1" draw:start-glue-point="5" draw:end-shape="id4" draw:end-glue-point="3"><text:p/></draw:connector><draw:ellipse draw:style-name="gr3" draw:text-style-name="P29" draw:id="id5" svg:width="1.378in" svg:height="0.5906in" svg:x="4.7244in" svg:y="1.5752in"><draw:glue-point draw:id="4" svg:x="-0.8433in" svg:y="-1.9685in"/><draw:glue-point draw:id="5" svg:x="0.8433in" svg:y="-1.9685in"/><text:p text:style-name="P28"><text:span text:style-name="T11">Done</text:span></text:p><text:p text:style-name="P28"><text:span text:style-name="T12">DONE</text:span></text:p></draw:ellipse><draw:ellipse draw:style-name="gr3" draw:text-style-name="P30" draw:id="id4" svg:width="1.378in" svg:height="0.5906in" svg:x="4.7244in" svg:y="0.3937in"><text:p text:style-name="P28"><text:span text:style-name="T11">Fail</text:span></text:p><text:p text:style-name="P28"><text:span text:style-name="T12">FAIL</text:span></text:p></draw:ellipse><draw:connector draw:style-name="gr2" draw:text-style-name="P27" draw:type="curve" svg:x1="2.1654in" svg:y1="2.2642in" svg:x2="0.689in" svg:y2="1.5752in" draw:start-shape="id2" draw:start-glue-point="3" draw:end-shape="id3" draw:end-glue-point="2"><text:p/></draw:connector><draw:connector draw:style-name="gr2" draw:text-style-name="P27" draw:type="curve" svg:x1="3.5429in" svg:y1="0.3929in" svg:x2="4.724in" svg:y2="1.8701in" draw:start-shape="id1" draw:start-glue-point="4" draw:end-shape="id5" draw:end-glue-point="3"><text:p/></draw:connector><draw:connector draw:style-name="gr2" draw:text-style-name="P27" draw:type="curve" svg:x1="3.5429in" svg:y1="2.1661in" svg:x2="4.724in" svg:y2="0.689in" draw:start-shape="id2" draw:start-glue-point="5" draw:end-shape="id4" draw:end-glue-point="3"><text:p/></draw:connector><draw:connector draw:style-name="gr2" draw:text-style-name="P27" draw:type="curve" svg:x1="3.5429in" svg:y1="2.3618in" svg:x2="4.724in" svg:y2="1.8701in" draw:start-shape="id2" draw:start-glue-point="4" draw:end-shape="id5" draw:end-glue-point="3"><text:p/></draw:connector><draw:ellipse draw:style-name="gr3" draw:text-style-name="P29" draw:id="id3" svg:width="1.378in" svg:height="0.5913in" svg:x="0in" svg:y="0.9839in"><draw:glue-point draw:id="4" svg:x="0.8433in" svg:y="-1.9685in"/><draw:glue-point draw:id="5" svg:x="-0.8433in" svg:y="-1.9685in"/><text:p text:style-name="P28"><text:span text:style-name="T11">Delete</text:span></text:p><text:p text:style-name="P28"><text:span text:style-name="T12">DELE</text:span></text:p></draw:ellipse><draw:ellipse draw:style-name="gr3" draw:text-style-name="P30" draw:id="id1" svg:width="1.378in" svg:height="0.5906in" svg:x="2.1654in" svg:y="0in"><draw:glue-point draw:id="4" svg:x="1.9685in" svg:y="0.6559in"/><draw:glue-point draw:id="5" svg:x="1.9685in" svg:y="-0.6559in"/><text:p text:style-name="P28"><text:span text:style-name="T13">Waiting</text:span></text:p><text:p text:style-name="P28"><text:span text:style-name="T14">WAIT</text:span></text:p></draw:ellipse><draw:ellipse draw:style-name="gr3" draw:text-style-name="P30" draw:id="id2" svg:width="1.378in" svg:height="0.5906in" svg:x="2.1654in" svg:y="1.9689in"><draw:glue-point draw:id="4" svg:x="1.9685in" svg:y="0.6559in"/><draw:glue-point draw:id="5" svg:x="1.9685in" svg:y="-0.6559in"/><text:p text:style-name="P28"><text:span text:style-name="T15">Retry</text:span></text:p><text:p text:style-name="P28"><text:span text:style-name="T14">RTRY</text:span></text:p></draw:ellipse></draw:g></text:p>
      <text:p text:style-name="Text_20_body"/>
      <text:p text:style-name="P5">(A futuro: Especificar estados)</text:p>
      <text:h text:style-name="Heading_20_2" text:outline-level="2">Estados de una tarea en memoria</text:h>
      <text:p text:style-name="Text_20_body">Internamente las tareas evolucionan en la lista de tareas según el siguiente diagrama de estados:</text:p>
      <text:p text:style-name="P4"><text:soft-page-break/><draw:g text:anchor-type="as-char" draw:z-index="8" draw:style-name="gr1"><draw:ellipse draw:style-name="gr3" draw:text-style-name="P31" draw:id="id8" svg:width="1.378in" svg:height="0.5913in" svg:x="2.5591in" svg:y="3.9366in"><text:p text:style-name="P28"><text:span text:style-name="T16">Done</text:span></text:p><text:p text:style-name="P28"><text:span text:style-name="T17">DONE</text:span></text:p></draw:ellipse><draw:ellipse draw:style-name="gr3" draw:text-style-name="P29" draw:id="id10" svg:width="1.378in" svg:height="0.5906in" svg:x="0in" svg:y="1.9689in"><draw:glue-point draw:id="4" svg:x="0.8433in" svg:y="-1.9685in"/><draw:glue-point draw:id="5" svg:x="-0.8433in" svg:y="-1.9685in"/><text:p text:style-name="P28"><text:span text:style-name="T11">Delete</text:span></text:p><text:p text:style-name="P28"><text:span text:style-name="T12">DELE</text:span></text:p></draw:ellipse><draw:ellipse draw:style-name="gr3" draw:text-style-name="P29" draw:id="id9" svg:width="1.378in" svg:height="0.5906in" svg:x="2.5591in" svg:y="1.9689in"><text:p text:style-name="P28"><text:span text:style-name="T11">Locked</text:span></text:p><text:p text:style-name="P28"><text:span text:style-name="T12">LOCK</text:span></text:p></draw:ellipse><draw:ellipse draw:style-name="gr3" draw:text-style-name="P30" draw:id="id6" svg:width="1.378in" svg:height="0.5906in" svg:x="2.5591in" svg:y="0in"><draw:glue-point draw:id="4" svg:x="1.9685in" svg:y="0.6559in"/><draw:glue-point draw:id="5" svg:x="1.9685in" svg:y="-0.6559in"/><text:p text:style-name="P28"><text:span text:style-name="T13">In </text:span><text:span text:style-name="T15">Queue</text:span></text:p><text:p text:style-name="P28"><text:span text:style-name="T14">QUEU</text:span></text:p></draw:ellipse><draw:ellipse draw:style-name="gr3" draw:text-style-name="P29" draw:id="id7" svg:width="1.378in" svg:height="0.5906in" svg:x="5.1181in" svg:y="1.9689in"><draw:glue-point draw:id="4" svg:x="-0.8433in" svg:y="-1.9685in"/><draw:glue-point draw:id="5" svg:x="0.8433in" svg:y="-1.9685in"/><text:p text:style-name="P28"><text:span text:style-name="T11">Running</text:span></text:p><text:p text:style-name="P28"><text:span text:style-name="T12">RUNN</text:span></text:p></draw:ellipse><draw:connector draw:style-name="gr2" draw:text-style-name="P27" draw:type="curve" svg:x1="3.9366in" svg:y1="0.3929in" svg:x2="5.5122in" svg:y2="1.9685in" draw:start-shape="id6" draw:start-glue-point="4" draw:end-shape="id7" draw:end-glue-point="4"><text:p/></draw:connector><draw:connector draw:style-name="gr2" draw:text-style-name="P27" draw:type="curve" svg:x1="5.8067in" svg:y1="2.5591in" svg:x2="3.9366in" svg:y2="4.2319in" draw:start-shape="id7" draw:start-glue-point="2" draw:end-shape="id8" draw:end-glue-point="1"><text:p/></draw:connector><draw:connector draw:style-name="gr2" draw:text-style-name="P27" draw:type="line" svg:x1="5.1177in" svg:y1="2.2638in" svg:x2="3.9366in" svg:y2="2.2638in" draw:start-shape="id7" draw:end-shape="id9"><text:p/></draw:connector><draw:connector draw:style-name="gr2" draw:text-style-name="P27" draw:type="line" svg:x1="2.5591in" svg:y1="2.2638in" svg:x2="1.378in" svg:y2="2.2638in" draw:start-shape="id9" draw:end-shape="id10" draw:end-glue-point="1"><text:p/></draw:connector><draw:connector draw:style-name="gr2" draw:text-style-name="P27" draw:type="curve" svg:x1="2.5591in" svg:y1="0.2953in" svg:x2="0.3945in" svg:y2="1.9689in" draw:start-shape="id6" draw:start-glue-point="3" draw:end-shape="id10" draw:end-glue-point="5"><text:p/></draw:connector><draw:frame draw:style-name="gr4" draw:text-style-name="P32" svg:width="0.574in" svg:height="0.2559in" svg:x="4.7173in" svg:y="0.9839in"><draw:text-box><text:p text:style-name="P28"><text:span text:style-name="T18">RUNN</text:span></text:p></draw:text-box></draw:frame><draw:connector draw:style-name="gr2" draw:text-style-name="P27" draw:type="curve" svg:x1="6.1012in" svg:y1="1.9689in" svg:x2="3.9366in" svg:y2="0.1972in" draw:start-shape="id7" draw:start-glue-point="5" draw:end-shape="id6" draw:end-glue-point="5"><text:p/></draw:connector><draw:frame draw:style-name="gr5" draw:text-style-name="P32" svg:width="0.4906in" svg:height="0.2559in" svg:x="6.0154in" svg:y="0.9839in"><draw:text-box><text:p text:style-name="P28"><text:span text:style-name="T18">FAIL</text:span></text:p></draw:text-box></draw:frame><draw:frame draw:style-name="gr6" draw:text-style-name="P32" svg:width="0.5531in" svg:height="0.2559in" svg:x="4.3701in" svg:y="1.8492in"><draw:text-box><text:p text:style-name="P28"><text:span text:style-name="T18">DELE</text:span></text:p></draw:text-box></draw:frame><draw:frame draw:style-name="gr6" draw:text-style-name="P32" svg:width="0.5843in" svg:height="0.2559in" svg:x="5.1181in" svg:y="3.0925in"><draw:text-box><text:p text:style-name="P28"><text:span text:style-name="T18">DONE</text:span></text:p></draw:text-box></draw:frame><draw:frame draw:style-name="gr7" draw:text-style-name="P32" svg:width="0.5843in" svg:height="0.4122in" svg:x="1.7917in" svg:y="1.7717in"><draw:text-box><text:p text:style-name="P28"><text:span text:style-name="T18">DONE</text:span></text:p><text:p text:style-name="P28"><text:span text:style-name="T18">FAIL</text:span></text:p></draw:text-box></draw:frame><draw:connector draw:style-name="gr2" draw:text-style-name="P27" draw:type="curve" svg:x1="0.689in" svg:y1="2.5591in" svg:x2="2.5591in" svg:y2="4.2319in" draw:start-shape="id10" draw:start-glue-point="2" draw:end-shape="id8" draw:end-glue-point="3"><text:p/></draw:connector><draw:frame draw:style-name="gr6" draw:text-style-name="P32" svg:width="0.5949in" svg:height="0.2559in" svg:x="0.7807in" svg:y="3.0925in"><draw:text-box><text:p text:style-name="P28"><text:span text:style-name="T18">GONE</text:span></text:p></draw:text-box></draw:frame><draw:frame draw:style-name="gr6" draw:text-style-name="P32" svg:width="0.5531in" svg:height="0.2559in" svg:x="0.0398in" svg:y="0.9839in"><draw:text-box><text:p text:style-name="P28"><text:span text:style-name="T18">DELE</text:span></text:p></draw:text-box></draw:frame><draw:ellipse draw:style-name="gr3" draw:text-style-name="P29" draw:id="id11" svg:width="1.378in" svg:height="0.5913in" svg:x="2.5591in" svg:y="0.9839in"><text:p text:style-name="P28"><text:span text:style-name="T11">In Database</text:span></text:p><text:p text:style-name="P28"><text:span text:style-name="T12">INDB</text:span></text:p></draw:ellipse><draw:connector draw:style-name="gr2" draw:text-style-name="P27" draw:type="curve" svg:x1="2.5591in" svg:y1="1.2791in" svg:x2="0.9835in" svg:y2="1.9689in" draw:start-shape="id11" draw:start-glue-point="3" draw:end-shape="id10" draw:end-glue-point="4"><text:p/></draw:connector><draw:frame draw:style-name="gr6" draw:text-style-name="P32" svg:width="0.5531in" svg:height="0.2559in" svg:x="1.811in" svg:y="0.9839in"><draw:text-box><text:p text:style-name="P28"><text:span text:style-name="T18">DELE</text:span></text:p></draw:text-box></draw:frame></draw:g></text:p>
      <text:p text:style-name="Text_20_body"/>
      <text:p text:style-name="P5">(A futuro: Especificar estados)</text:p>
      <text:h text:style-name="Heading_20_1" text:outline-level="1">Dependencias</text:h>
      <text:p text:style-name="Text_20_body">Las dependencias más importantes del proyecto son:</text:p>
      <text:list text:style-name="L2">
        <text:list-item>
          <text:p text:style-name="P20">Hibernate.</text:p>
        </text:list-item>
        <text:list-item>
          <text:p text:style-name="P20">CledaCommons.</text:p>
        </text:list-item>
        <text:list-item>
          <text:p text:style-name="P20">CledaBase</text:p>
        </text:list-item>
        <text:list-item>
          <text:p text:style-name="P20">CledaI18N</text:p>
        </text:list-item>
      </text:list>
      <text:h text:style-name="Heading_20_1" text:outline-level="1">API</text:h>
      <text:p text:style-name="Standard">TODO: Aquí va el API.</text:p>
      <text:p text:style-name="Standard"/>
      <text:h text:style-name="Heading_20_1" text:outline-level="1"><text:soft-page-break/>Ejemplos de Uso</text:h>
      <text:p text:style-name="Text_20_body">TODO: Unos ejemplos de como usar la librería</text:p>
      <text:h text:style-name="P12" text:outline-level="1">Tests</text:h>
      <text:p text:style-name="Text_20_body">Se definieron e implementaron los siguientes <text:span text:style-name="T3">tests</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st</text:p>
          </table:table-cell>
          <table:table-cell table:style-name="Table5.A1" office:value-type="string">
            <text:p text:style-name="Table_20_Heading">Variantes</text:p>
          </table:table-cell>
          <table:table-cell table:style-name="Table5.C1" office:value-type="string">
            <text:p text:style-name="Table_20_Heading">Descripción</text:p>
          </table:table-cell>
        </table:table-row>
        <table:table-row>
          <table:table-cell table:style-name="Table5.A2" office:value-type="string">
            <text:p text:style-name="P8">Simple</text:p>
          </table:table-cell>
          <table:table-cell table:style-name="Table5.A2" office:value-type="string">
            <text:p text:style-name="P8">N/A</text:p>
          </table:table-cell>
          <table:table-cell table:style-name="Table5.C2" office:value-type="string">
            <text:p text:style-name="P9">Prueba simple con un par de tareas. Se añaden, y eliminan algunas tareas.</text:p>
          </table:table-cell>
        </table:table-row>
        <table:table-row>
          <table:table-cell table:style-name="Table5.A2" office:value-type="string">
            <text:p text:style-name="P8">Load</text:p>
          </table:table-cell>
          <table:table-cell table:style-name="Table5.A2" office:value-type="string">
            <text:p text:style-name="P8">Light / Heavy</text:p>
          </table:table-cell>
          <table:table-cell table:style-name="Table5.C2" office:value-type="string">
            <text:p text:style-name="P9">Prueba de carga. Se añaden tareas y se verifica su correcta ejecución. Las tareas se añaden de manera que fallen una determinada cantidad de veces antes de tener éxito (o que nunca tengan éxito).</text:p>
          </table:table-cell>
        </table:table-row>
        <table:table-row>
          <table:table-cell table:style-name="Table5.A2" office:value-type="string">
            <text:p text:style-name="P8">Delete</text:p>
          </table:table-cell>
          <table:table-cell table:style-name="Table5.A2" office:value-type="string">
            <text:p text:style-name="P8">Light / Heavy</text:p>
          </table:table-cell>
          <table:table-cell table:style-name="Table5.C2" office:value-type="string">
            <text:p text:style-name="P9">Prueba de eliminación de tareas. Se añaden tareas de carga y tareas para eliminar las tareas de carga. Las tareas de carga pueden no ejecutarse nunca o ejecutarse una cantidad determinada de veces antes de ser eliminadas por su tarea de eliminación correspondiente. Al final se valida el estado y la correcta ejecución de todas las tareas.</text:p>
          </table:table-cell>
        </table:table-row>
        <table:table-row>
          <table:table-cell table:style-name="Table5.A2" office:value-type="string">
            <text:p text:style-name="P8">Shutdown</text:p>
          </table:table-cell>
          <table:table-cell table:style-name="Table5.A2" office:value-type="string">
            <text:p text:style-name="P8">Light / Heavy</text:p>
          </table:table-cell>
          <table:table-cell table:style-name="Table5.C2" office:value-type="string">
            <text:p text:style-name="P9">Es una prueba de eliminación de tareas en la que luego de que se añaden todas las tareas se baja el scheduler y se vuelve a subir, para comprobar la persistencia de las tareas y su correcta ejecución.</text:p>
          </table:table-cell>
        </table:table-row>
        <table:table-row>
          <table:table-cell table:style-name="Table5.A2" office:value-type="string">
            <text:p text:style-name="P8">Suspended Tasks</text:p>
          </table:table-cell>
          <table:table-cell table:style-name="Table5.A2" office:value-type="string">
            <text:p text:style-name="P8">Light / Heavy</text:p>
          </table:table-cell>
          <table:table-cell table:style-name="Table5.C2" office:value-type="string">
            <text:p text:style-name="P9">Crea una serie de tareas suspendidas y tareas no suspendidas. Las tareas no suspendidas activan al ejecutarse a las tareas suspendidas. Se verifica la correcta ejecución de todas las tareas, en particular que ninguna tarea suspendida se ejecute antes de haber sido activada por una tarea no suspendida.</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2" svg:font-family="Tahoma"/>
    <style:font-face style:name="sans-serif" svg:font-family="sans-serif"/>
    <style:font-face style:name="Arial3" svg:font-family="Arial" style:font-family-generic="roman"/>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pitch="variable"/>
    <style:font-face style:name="MS Mincho" svg:font-family="'MS Mincho'"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Italic"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Arial Unicode MS1"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V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style:style>
    <style:style style:name="Text_20_body" style:display-name="Text body" style:family="paragraph" style:parent-style-name="Standard" style:class="text" style:master-page-name="">
      <style:paragraph-properties fo:margin-top="0in" fo:margin-bottom="0.0835in" fo:line-height="150%" fo:text-align="justify" style:justify-single-word="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Bitstream Vera Sans1"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Bitstream Vera Sans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style:font-name="Bitstream Vera Sans1"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style:font-name="Bitstream Vera Sans1"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style:font-name="Bitstream Vera Sans1"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style:font-name="Bitstream Vera Sans1" fo:font-size="10pt"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use-window-font-color="true" style:font-name="Bitstream Vera Sans3" fo:font-size="8pt" fo:language="es" fo:country="ES" style:font-name-asian="Times New Roman" style:font-size-asian="8pt" style:language-asian="en" style:country-asian="US" style:font-name-complex="Times New Roman" style:font-size-complex="8pt" style:language-complex="ar" style:country-complex="SA"/>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4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font-size="8pt"/>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text-properties style:font-name="Bitstream Vera Sans" fo:font-size="8pt"/>
    </style:style>
    <style:style style:name="Table_20_Contents" style:display-name="Table Contents" style:family="paragraph" style:parent-style-name="Standard" style:class="extra">
      <style:paragraph-properties fo:line-height="150%" text:number-lines="false" text:line-number="0"/>
      <style:text-properties style:font-name="Bitstream Vera Sans" fo:font-size="10pt" style:font-size-asian="10pt" style:font-size-complex="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Bitstream Vera Sans1"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Bitstream Vera Sans"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an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an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an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Bitstream Vera San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text-properties style:font-name="Bitstream Vera San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text-properties style:font-name="Bitstream Vera San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text-properties style:font-name="Bitstream Vera San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text-properties style:font-name="Bitstream Vera San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style:font-name="Bitstream Vera Sans"/>
    </style:style>
    <style:style style:name="WW-Body_20_Text_20_First_20_Indent" style:display-name="WW-Body Text First Indent" style:family="paragraph" style:parent-style-name="Text_20_body">
      <style:paragraph-properties fo:margin-left="0in" fo:margin-right="0in" fo:orphans="0" fo:widows="0" fo:hyphenation-ladder-count="no-limit" fo:text-indent="0.1965in" style:auto-text-indent="false"/>
      <style:text-properties style:font-name="Arial1" fo:language="es" fo:country="ES" style:font-name-asian="Bitstream Vera Sans4" fo:hyphenate="false" fo:hyphenation-remain-char-count="2" fo:hyphenation-push-char-count="2"/>
    </style:style>
    <style:style style:name="Commands" style:family="paragraph" style:parent-style-name="Table_20_Contents" style:class="extra">
      <style:text-properties style:font-name="Courier" fo:font-size="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min-label-width="0.1965in"/>
      </text:list-level-style-number>
      <text:list-level-style-number text:level="3" text:style-name="Numbering_20_Symbols" style:num-suffix="." style:num-format="1" text:display-levels="3">
        <style:list-level-properties text:min-label-width="0.1965in"/>
      </text:list-level-style-number>
      <text:list-level-style-number text:level="4" text:style-name="Numbering_20_Symbols" style:num-suffix="." style:num-format="1" text:display-levels="3">
        <style:list-level-properties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3.9896in" style:rel-column-width="39065*"/>
    </style:style>
    <style:style style:name="Table1.B" style:family="table-column">
      <style:table-column-properties style:column-width="2.7028in" style:rel-column-width="26470*"/>
    </style:style>
    <style:style style:name="Table1.A1" style:family="table-cell">
      <style:table-cell-properties fo:padding="0in" fo:border="none"/>
    </style:style>
    <style:style style:name="P1" style:family="paragraph" style:parent-style-name="Table_20_Heading">
      <style:paragraph-properties fo:text-align="end" style:justify-single-word="false"/>
      <style:text-properties style:font-name="Bitstream Vera Sans3"/>
    </style:style>
    <style:style style:name="T1" style:family="text">
      <style:text-properties style:use-window-font-color="true" fo:font-size="8pt" fo:language="en" fo:country="US" fo:font-weight="bold" style:font-name-asian="Bitstream Vera Sans4" style:font-size-asian="8pt" style:language-asian="en" style:country-asian="US" style:font-weight-asian="bold" style:font-name-complex="Times New Roman" style:font-size-complex="8pt" style:language-complex="ar" style:country-complex="SA" style:font-weight-complex="bold"/>
    </style:style>
    <style:style style:name="T2" style:family="text">
      <style:text-properties fo:font-size="8pt" fo:language="en" fo:country="US" fo:font-weight="bold" style:font-name-asian="Bitstream Vera Sans4" style:font-size-asian="8pt" style:language-asian="en" style:country-asian="US" style:font-weight-asian="bold" style:font-name-complex="Times New Roman" style:font-size-complex="8pt" style:language-complex="ar" style:country-complex="SA" style:font-weight-complex="bold"/>
    </style:style>
    <style:style style:name="fr1" style:family="graphic" style:parent-style-name="Graphics">
      <style:graphic-properties style:wrap="none" style:vertical-pos="from-top"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variable-decls>
          <text:variable-decl office:value-type="string" text:name="RIFNIT"/>
        </text:variable-decls>
        <table:table table:name="Table1" table:style-name="Table1">
          <table:table-column table:style-name="Table1.A"/>
          <table:table-column table:style-name="Table1.B"/>
          <table:table-header-rows>
            <table:table-row>
              <table:table-cell table:style-name="Table1.A1" office:value-type="string">
                <text:p text:style-name="Header_20_left"><text:text-input text:description="Titulo">Documentación
Cleda Scheduler</text:text-input></text:p>
              </table:table-cell>
              <table:table-cell table:style-name="Table1.A1" office:value-type="string">
                <text:p text:style-name="P1"><draw:frame draw:style-name="fr1" draw:name="graphics1" text:anchor-type="as-char" svg:y="0in" svg:width="2.702in" svg:height="0.6043in" draw:z-index="6"><draw:image xlink:href="Pictures/10000000000006400000015E674F9A0E.jpg" xlink:type="simple" xlink:show="embed" xlink:actuate="onLoad"/></draw:frame></text:p>
              </table:table-cell>
            </table:table-row>
          </table:table-header-rows>
        </table:table>
        <text:p text:style-name="Header_20_right"><text:variable-set text:name="RIFNIT" office:value-type="string">RIF: J-31067092-7 NIT: 0304241748</text:variable-set></text:p>
      </style:header>
      <style:footer>
        <text:p text:style-name="Footer">Minotauro C.A. Edif. General Masini, Piso 5, Ofic. B-58. Mérida, Edo. Mérida.</text:p>
        <text:p text:style-name="Footer"><text:span text:style-name="T1">Tlf: +58-274-4147393, web: </text:span><text:a xlink:type="simple" xlink:href="http://referenciasComerciales.doc/"><text:span text:style-name="Internet_20_link"><text:span text:style-name="T2">www.minotauro.com.ve</text:span></text:span></text:a><text:span text:style-name="T1"> – e-mail: </text:span><text:a xlink:type="simple" xlink:href="mailto:info@minotauro.com.ve"><text:span text:style-name="Internet_20_link"><text:span text:style-name="T2">info@minotauro.com.ve</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Angel Perez</meta:initial-creator>
    <meta:creation-date>2006-05-25T18:07:48</meta:creation-date>
    <dc:creator>Demián Gutierrez</dc:creator>
    <dc:date>2008-03-26T19:33:42</dc:date>
    <meta:editing-cycles>111</meta:editing-cycles>
    <meta:editing-duration>PT14H54M15S</meta:editing-duration>
    <meta:user-defined meta:name="Info 1"/>
    <meta:user-defined meta:name="Info 2"/>
    <meta:user-defined meta:name="Info 3"/>
    <meta:user-defined meta:name="Info 4"/>
    <meta:document-statistic meta:table-count="6" meta:image-count="1" meta:object-count="0" meta:page-count="7" meta:paragraph-count="137" meta:word-count="1116" meta:character-count="6792"/>
  </office:meta>
</office:document-meta>
</file>